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5mm" table:align="margins" style:writing-mode="lr-tb"/>
    </style:style>
    <style:style style:name="Tabela1.A" style:family="table-column">
      <style:table-column-properties style:column-width="97.01mm" style:rel-column-width="36331*"/>
    </style:style>
    <style:style style:name="Tabela1.B" style:family="table-column">
      <style:table-column-properties style:column-width="77.98mm" style:rel-column-width="29204*"/>
    </style:style>
    <style:style style:name="Tabela1.A1" style:family="table-cell">
      <style:table-cell-properties style:writing-mode="page"/>
    </style:style>
    <style:style style:name="ppes" style:family="table">
      <style:table-properties style:width="174.94mm" fo:margin-top="0mm" fo:margin-bottom="0mm" table:align="left" style:writing-mode="lr-tb"/>
    </style:style>
    <style:style style:name="ppes.A" style:family="table-column">
      <style:table-column-properties style:column-width="12.65mm"/>
    </style:style>
    <style:style style:name="ppes.B" style:family="table-column">
      <style:table-column-properties style:column-width="66.73mm"/>
    </style:style>
    <style:style style:name="ppes.C" style:family="table-column">
      <style:table-column-properties style:column-width="46.65mm"/>
    </style:style>
    <style:style style:name="ppes.D" style:family="table-column">
      <style:table-column-properties style:column-width="48.91mm"/>
    </style:style>
    <style:style style:name="ppes.1" style:family="table-row">
      <style:table-row-properties fo:keep-together="auto"/>
    </style:style>
    <style:style style:name="ppes.A1" style:family="table-cell">
      <style:table-cell-properties fo:padding="0.49mm" fo:border-left="0.05pt solid #000000" fo:border-right="none" fo:border-top="0.05pt solid #000000" fo:border-bottom="0.05pt solid #000000"/>
    </style:style>
    <style:style style:name="ppes.D1" style:family="table-cell">
      <style:table-cell-properties fo:padding="0.49mm" fo:border="0.05pt solid #000000"/>
    </style:style>
    <style:style style:name="ppes.2" style:family="table-row">
      <style:table-row-properties style:min-row-height="6.23mm" fo:keep-together="auto"/>
    </style:style>
    <style:style style:name="ppes.A2" style:family="table-cell">
      <style:table-cell-properties fo:padding="0.49mm" fo:border-left="0.05pt solid #000000" fo:border-right="none" fo:border-top="none" fo:border-bottom="0.05pt solid #000000"/>
    </style:style>
    <style:style style:name="ppes.D2" style:family="table-cell">
      <style:table-cell-properties fo:padding="0.49mm" fo:border-left="0.05pt solid #000000" fo:border-right="0.05pt solid #000000" fo:border-top="none" fo:border-bottom="0.05pt solid #000000"/>
    </style:style>
    <style:style style:name="main" style:family="table">
      <style:table-properties style:width="175mm" fo:margin-left="0.09mm" fo:margin-top="0mm" fo:margin-bottom="0mm" table:align="left" style:writing-mode="lr-tb"/>
    </style:style>
    <style:style style:name="main.A" style:family="table-column">
      <style:table-column-properties style:column-width="32.42mm"/>
    </style:style>
    <style:style style:name="main.B" style:family="table-column">
      <style:table-column-properties style:column-width="142.58mm"/>
    </style:style>
    <style:style style:name="main.1" style:family="table-row">
      <style:table-row-properties style:min-row-height="12.33mm" fo:keep-together="auto"/>
    </style:style>
    <style:style style:name="main.A1" style:family="table-cell">
      <style:table-cell-properties fo:padding-left="1.91mm" fo:padding-right="1.91mm" fo:padding-top="0mm" fo:padding-bottom="0mm" fo:border="0.5pt solid #000000" style:writing-mode="lr-tb"/>
    </style:style>
    <style:style style:name="main.2" style:family="table-row">
      <style:table-row-properties style:min-row-height="30.87mm" fo:keep-together="auto"/>
    </style:style>
    <style:style style:name="main.3" style:family="table-row">
      <style:table-row-properties style:min-row-height="16.4mm" fo:keep-together="auto"/>
    </style:style>
    <style:style style:name="payments" style:family="table">
      <style:table-properties style:width="138.77mm" style:rel-width="100%" fo:margin-left="0.04mm" fo:margin-top="0mm" fo:margin-bottom="0mm" table:align="left" style:writing-mode="lr-tb"/>
    </style:style>
    <style:style style:name="payments.A" style:family="table-column">
      <style:table-column-properties style:column-width="138.77m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51mm" fo:border="0.25pt solid #5983b0"/>
    </style:style>
    <style:style style:name="payments.2" style:family="table-row">
      <style:table-row-properties style:min-row-height="6.81mm" fo:keep-together="auto"/>
    </style:style>
    <style:style style:name="payments.A2" style:family="table-cell">
      <style:table-cell-properties fo:padding="0.51mm" fo:border-left="0.25pt solid #5983b0" fo:border-right="0.25pt solid #5983b0" fo:border-top="none" fo:border-bottom="0.25pt solid #5983b0"/>
    </style:style>
    <style:style style:name="payments" style:family="table">
      <style:table-properties style:width="138.77mm" style:rel-width="100%" fo:margin-left="0.04mm" fo:margin-top="0mm" fo:margin-bottom="0mm" table:align="left" style:writing-mode="lr-tb"/>
    </style:style>
    <style:style style:name="payments.A" style:family="table-column">
      <style:table-column-properties style:column-width="138.77m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51mm" fo:border="0.25pt solid #5983b0"/>
    </style:style>
    <style:style style:name="payments.2" style:family="table-row">
      <style:table-row-properties style:min-row-height="6.81mm" fo:keep-together="auto"/>
    </style:style>
    <style:style style:name="payments.A2" style:family="table-cell">
      <style:table-cell-properties fo:padding="0.51mm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321cff"/>
    </style:style>
    <style:style style:name="P3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bold" officeooo:paragraph-rsid="00321cff" style:font-weight-asian="bold"/>
    </style:style>
    <style:style style:name="P7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justify" style:justify-single-word="false"/>
      <style:text-properties officeooo:paragraph-rsid="001ef35c"/>
    </style:style>
    <style:style style:name="P9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language="ru" fo:country="RU" officeooo:paragraph-rsid="0030d310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mm" fo:margin-bottom="0m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8" style:family="paragraph" style:parent-style-name="Standard">
      <style:text-properties officeooo:rsid="001098f7" officeooo:paragraph-rsid="001098f7"/>
    </style:style>
    <style:style style:name="P19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P20" style:family="paragraph" style:parent-style-name="Standard">
      <style:paragraph-properties fo:text-align="end" style:justify-single-word="false"/>
      <style:text-properties fo:color="#c9211e" loext:opacity="100%" style:font-name="Calibri" fo:language="pl" fo:country="PL" officeooo:rsid="00367671" officeooo:paragraph-rsid="00367671" style:font-name-complex="Calibri1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1"/>
    </style:style>
    <style:style style:name="P23" style:family="paragraph" style:parent-style-name="Standard">
      <style:text-properties officeooo:paragraph-rsid="00321cff"/>
    </style:style>
    <style:style style:name="P24" style:family="paragraph" style:parent-style-name="Standard">
      <style:paragraph-properties fo:margin-top="0mm" fo:margin-bottom="0mm" style:contextual-spacing="false" fo:text-align="justify" style:justify-single-word="false" fo:orphans="0" fo:widows="0"/>
      <style:text-properties fo:color="#55308d" loext:opacity="100%" style:font-name="Rockwell"/>
    </style:style>
    <style:style style:name="P25" style:family="paragraph" style:parent-style-name="Standard">
      <style:paragraph-properties fo:text-align="justify" style:justify-single-word="false"/>
      <style:text-properties officeooo:paragraph-rsid="0039c219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1" style:font-size-complex="11pt"/>
    </style:style>
    <style:style style:name="T3" style:family="text">
      <style:text-properties fo:color="#0070c0" loext:opacity="100%" style:font-name="Calibri" style:font-name-complex="Calibri1"/>
    </style:style>
    <style:style style:name="T4" style:family="text">
      <style:text-properties fo:color="#0070c0" loext:opacity="100%" style:font-name="Calibri" style:font-name-complex="Calibri1" style:font-weight-complex="bold"/>
    </style:style>
    <style:style style:name="T5" style:family="text">
      <style:text-properties fo:color="#0070c0" loext:opacity="100%" style:font-name="Calibri" fo:language="ru" fo:country="UA" style:font-name-complex="Calibri1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1" style:language-complex="ar" style:country-complex="SA"/>
    </style:style>
    <style:style style:name="T7" style:family="text">
      <style:text-properties fo:language="ru" fo:country="UA"/>
    </style:style>
    <style:style style:name="T8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9" style:family="text">
      <style:text-properties style:font-name="Times New Roman CYR" style:font-name-complex="Times New Roman CYR1"/>
    </style:style>
    <style:style style:name="T10" style:family="text">
      <style:text-properties style:font-name="Times New Roman CYR" officeooo:rsid="000f5673" style:font-name-complex="Times New Roman CYR1"/>
    </style:style>
    <style:style style:name="T11" style:family="text">
      <style:text-properties style:font-name="Times New Roman CYR" officeooo:rsid="001098f7" style:font-name-complex="Times New Roman CYR1"/>
    </style:style>
    <style:style style:name="T12" style:family="text">
      <style:text-properties fo:color="#ff0000" loext:opacity="100%" style:font-name="Calibri" fo:language="ru" fo:country="UA" fo:font-weight="bold" style:font-weight-asian="bold" style:font-name-complex="Calibri1"/>
    </style:style>
    <style:style style:name="T13" style:family="text">
      <style:text-properties style:font-name="Calibri" style:font-name-complex="Calibri1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16" style:family="text">
      <style:text-properties fo:language="ru" fo:country="RU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7" style:family="text">
      <style:text-properties fo:language="ru" fo:country="RU" fo:font-weight="bold" style:letter-kerning="false" style:font-name-asian="Times New Roman1" style:language-asian="ru" style:country-asian="RU" style:font-weight-asian="bold" style:font-name-complex="Calibri1" style:language-complex="ar" style:country-complex="SA" style:font-weight-complex="bold"/>
    </style:style>
    <style:style style:name="T18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19" style:family="text">
      <style:text-properties fo:color="#c9211e" loext:opacity="100%" style:font-name="Calibri" fo:font-size="11pt" style:font-size-asian="11pt" style:font-name-complex="Calibri1" style:font-size-complex="11pt"/>
    </style:style>
    <style:style style:name="T20" style:family="text">
      <style:text-properties fo:color="#c9211e" loext:opacity="100%" style:font-name="Calibri" style:font-name-complex="Calibri1"/>
    </style:style>
    <style:style style:name="T21" style:family="text">
      <style:text-properties fo:color="#c9211e" loext:opacity="100%" style:font-name="Calibri" style:font-name-complex="Calibri1" style:font-weight-complex="bold"/>
    </style:style>
    <style:style style:name="T22" style:family="text">
      <style:text-properties fo:color="#c9211e" loext:opacity="100%" style:font-name="Calibri" officeooo:rsid="00124166" style:font-name-complex="Calibri1" style:font-weight-complex="bold"/>
    </style:style>
    <style:style style:name="T23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1" style:language-complex="ar" style:country-complex="SA"/>
    </style:style>
    <style:style style:name="T24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1" style:language-complex="ar" style:country-complex="SA"/>
    </style:style>
    <style:style style:name="T25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1" style:font-size-complex="12pt" style:language-complex="ar" style:country-complex="SA"/>
    </style:style>
    <style:style style:name="T26" style:family="text">
      <style:text-properties fo:color="#c9211e" loext:opacity="100%" style:font-name="Calibri" fo:font-style="italic" fo:font-weight="bold" style:font-style-asian="italic" style:font-weight-asian="bold" style:font-name-complex="Calibri1" style:font-style-complex="italic" style:font-weight-complex="bold"/>
    </style:style>
    <style:style style:name="T27" style:family="text">
      <style:text-properties fo:color="#c9211e" loext:opacity="100%" fo:font-weight="bold" style:font-weight-asian="bold"/>
    </style:style>
    <style:style style:name="T28" style:family="text">
      <style:text-properties fo:color="#c9211e" loext:opacity="100%" style:font-name="Times New Roman" fo:font-size="14pt" fo:font-weight="bold" style:font-size-asian="14pt" style:font-weight-asian="bold" style:font-name-complex="Calibri1" style:font-size-complex="14pt"/>
    </style:style>
    <style:style style:name="T29" style:family="text">
      <style:text-properties fo:color="#c9211e" loext:opacity="100%" style:font-name="Times New Roman" fo:font-size="14pt" fo:font-weight="bold" officeooo:rsid="0039c219" style:font-size-asian="14pt" style:font-weight-asian="bold" style:font-name-complex="Calibri1" style:font-size-complex="14pt"/>
    </style:style>
    <style:style style:name="T30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1" style:font-size-complex="14pt"/>
    </style:style>
    <style:style style:name="T31" style:family="text">
      <style:text-properties fo:color="#c9211e" loext:opacity="100%" style:font-name="Times New Roman" fo:font-size="12pt" fo:language="uk" fo:country="UA" fo:font-weight="bold" officeooo:rsid="001d307d" style:font-size-asian="12pt" style:font-weight-asian="bold" style:font-name-complex="Calibri1" style:font-size-complex="12pt" style:font-weight-complex="bold"/>
    </style:style>
    <style:style style:name="T32" style:family="text">
      <style:text-properties fo:color="#c9211e" loext:opacity="100%" style:font-name="Times New Roman" fo:font-size="12pt" fo:language="pl" fo:country="PL" fo:font-weight="bold" officeooo:rsid="00321cff" style:font-size-asian="12pt" style:font-weight-asian="bold" style:font-name-complex="Calibri1" style:font-size-complex="12pt" style:font-weight-complex="bold"/>
    </style:style>
    <style:style style:name="T33" style:family="text">
      <style:text-properties officeooo:rsid="00141a4b"/>
    </style:style>
    <style:style style:name="T34" style:family="text">
      <style:text-properties officeooo:rsid="0015ac18"/>
    </style:style>
    <style:style style:name="T35" style:family="text">
      <style:text-properties fo:language="pl" fo:country="PL"/>
    </style:style>
    <style:style style:name="T36" style:family="text"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/>
    </style:style>
    <style:style style:name="T37" style:family="text">
      <style:text-properties fo:language="pl" fo:country="PL" officeooo:rsid="00346484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T42" style:family="text">
      <style:text-properties fo:language="en" fo:country="US" fo:font-weight="bold" style:letter-kerning="false" style:font-name-asian="Times New Roman1" style:language-asian="ru" style:country-asian="RU" style:font-weight-asian="bold" style:font-name-complex="Calibri1" style:language-complex="ar" style:country-complex="SA" style:font-weight-complex="bold"/>
    </style:style>
    <style:style style:name="T43" style:family="text">
      <style:text-properties fo:language="en" fo:country="US" style:letter-kerning="false" style:font-name-asian="Times New Roman1" style:language-asian="ru" style:country-asian="RU" style:font-name-complex="Calibri1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0">Додаток <text:s/>2</text:span> </text:p>
      <text:p text:style-name="P5">до Договору про постачання</text:p>
      <text:p text:style-name="P1"><text:span text:style-name="T1"><text:s/>електричної енергії споживачу № </text:span><text:span text:style-name="T19">${AGREEMENT.NUMBER}</text:span></text:p>
      <text:p text:style-name="P1"><text:span text:style-name="T1">від </text:span><text:span text:style-name="T20">${</text:span><text:span text:style-name="T19">AGREEMENT.AGREEMENT_DATE</text:span><text:span text:style-name="T20">}</text:span></text:p>
      <text:p text:style-name="P20">${NOW}</text:p>
      <text:p text:style-name="P6"><text:s text:c="26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<text:span text:style-name="T1">Дата укладення: </text:span><text:span text:style-name="T20">${AGREEMENT.AGREEMENT_DATE}</text:span><text:span text:style-name="T27"> <text:s/></text:span></text:p>
          </table:table-cell>
          <table:table-cell table:style-name="Tabela1.A1" office:value-type="string">
            <text:p text:style-name="P2"><text:span text:style-name="T39">Місце укладення: </text:span><text:span text:style-name="T31">${AGREEMENT.</text:span><text:span text:style-name="T32">PLACE</text:span><text:span text:style-name="T31">}</text:span></text:p>
          </table:table-cell>
        </table:table-row>
      </table:table>
      <text:p text:style-name="P4"/>
      <text:p text:style-name="P25"><text:span text:style-name="T28">${</text:span><text:span text:style-name="T30">OWNER.</text:span><text:span text:style-name="T28">CONTRACTOR.NAME}</text:span><text:span text:style-name="T38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33">01</text:span>.09.<text:span text:style-name="T33">2020</text:span> р. № <text:span text:style-name="T33">1234</text:span>, в особі <text:span text:style-name="T9">керівника .... </text:span><text:span text:style-name="T11">ФІО</text:span><text:span text:style-name="T10"> </text:span>, який (яка) діє на підставі Довіреності № <text:span text:style-name="T33">ФФ</text:span>-2020/42 від 21.03.2020 р., з однієї сторони, <text:span text:style-name="T28">${</text:span><text:span text:style-name="T29">BAD.PARAM</text:span><text:span text:style-name="T28">}</text:span></text:p>
      <text:p text:style-name="P8">та <text:span text:style-name="T7"><text:s/></text:span><text:span text:style-name="T20">${CONTRACTOR.NAME}</text:span>, далі – Споживач, в особі <text:span text:style-name="T26">${AGENT.POSITION_DESCRIPTION}</text:span><text:span text:style-name="T4"> </text:span><text:span text:style-name="T21">$</text:span><text:span text:style-name="T22">{</text:span><text:span text:style-name="T21">AGENT.LAST_NAME}</text:span>,<text:span text:style-name="T12"> </text:span>який діє на підставі<text:span text:style-name="T35"> </text:span><text:span text:style-name="T25">${AGENT.DESCRIPTION}</text:span><text:span text:style-name="T13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19">${AGREEMENT.NUMBER}</text:span><text:span text:style-name="T2"> </text:span>від <text:span text:style-name="T3">$</text:span><text:span text:style-name="T20">{AGREEMENT.AGREEMENT_DATE</text:span><text:span text:style-name="T3">}</text:span><text:span text:style-name="T5"> </text:span>р. (далі – Договір) та погодили наступну комерційну<text:span text:style-name="T14"> </text:span>пропозицію (далі – Комерційна пропозиція) постачання електричної енергії згідно з Договором: </text:p>
      <text:p text:style-name="P18">Пункти <text:span text:style-name="T37">договору</text:span>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D1" office:value-type="string">
            <text:p text:style-name="P10">Споживання</text:p>
          </table:table-cell>
        </table:table-row>
        <table:table-row table:style-name="ppes.2">
          <table:table-cell table:style-name="ppes.A2" office:value-type="string">
            <text:p text:style-name="P21"><text:bookmark text:name="__DdeLink__816_26126935281"/>#{<text:span text:style-name="T34">i</text:span>}</text:p>
          </table:table-cell>
          <table:table-cell table:style-name="ppes.A2" office:value-type="string">
            <text:p text:style-name="P19"><text:bookmark text:name="__DdeLink__816_2612693528"/>#{CODE}</text:p>
          </table:table-cell>
          <table:table-cell table:style-name="ppes.A2" office:value-type="string">
            <text:p text:style-name="P19">#{GROUP}</text:p>
          </table:table-cell>
          <table:table-cell table:style-name="ppes.D2" office:value-type="string">
            <text:p text:style-name="P22">#{VOLUME} <text:span text:style-name="T34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3"/>
            <text:p text:style-name="P3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9"><text:span text:style-name="T15">Ц</text:span><text:span text:style-name="T18">базова </text:span><text:span text:style-name="T15">=Ц</text:span><text:span text:style-name="T18">рдн м-2</text:span><text:span text:style-name="T15">*1,05, де</text:span></text:p>
            <text:p text:style-name="P7"><text:span text:style-name="T15">Ц</text:span><text:span text:style-name="T18">базова</text:span><text:span text:style-name="T15"> – базова ціна;</text:span></text:p>
            <text:p text:style-name="P7"><text:span text:style-name="T15">Ц</text:span><text:span text:style-name="T18">рдн м-2 </text:span><text:span text:style-name="T15">– прогнозована середньозважена ціна закупівлі для планового </text:span></text:p>
            <text:p text:style-name="P14">….</text:p>
            <text:p text:style-name="P7"><text:span text:style-name="T15">Ц</text:span><text:span text:style-name="T18">п</text:span><text:span text:style-name="T15"> <text:s/>– вартість послуг Постачальника, яка для цієї Комерційної пропозиції становить </text:span><text:span text:style-name="T23">${</text:span><text:span text:style-name="T24">SETTLEMENT</text:span><text:span text:style-name="T23">_</text:span><text:span text:style-name="T24">PRICE</text:span><text:span text:style-name="T23">.</text:span><text:span text:style-name="T24">PRICE</text:span><text:span text:style-name="T23">_</text:span><text:span text:style-name="T24">VALUE</text:span><text:span text:style-name="T23">}</text:span><text:span text:style-name="T15"> грн/кВт*год;</text:span></text:p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7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24"><text:span text:style-name="T15">- </text:span><text:span text:style-name="T8">до</text:span><text:span text:style-name="T15"> </text:span><text:span text:style-name="T17">#{</text:span><text:bookmark-start text:name="__DdeLink__807_2612693528"/><text:span text:style-name="T42">SETTLEMENT</text:span><text:span text:style-name="T17">_</text:span><text:span text:style-name="T42">DIVISION</text:span><text:span text:style-name="T17">.SETTLEMENT_DAYS</text:span><text:bookmark-end text:name="__DdeLink__807_2612693528"/><text:span text:style-name="T17">}</text:span><text:span text:style-name="T8"> </text:span><text:span text:style-name="T15">числа </text:span><text:span text:style-name="T16">#{SETTLEMENT_DIVISION.</text:span><text:bookmark-start text:name="__DdeLink__811_2612693528"/><text:span text:style-name="T43">SETTLEMENT</text:span><text:span text:style-name="T16">_</text:span><text:span text:style-name="T43">PAYMENT</text:span><text:span text:style-name="T16">_</text:span><text:span text:style-name="T43">TERM</text:span><text:bookmark-end text:name="__DdeLink__811_2612693528"/><text:span text:style-name="T16">}</text:span><text:span text:style-name="T15"> <text:s/>- </text:span><text:span text:style-name="T17">#{</text:span><text:bookmark-start text:name="__DdeLink__809_2612693528"/><text:span text:style-name="T42">SETTLEMENT</text:span><text:span text:style-name="T17">_</text:span><text:span text:style-name="T42">DIVISION</text:span><text:span text:style-name="T17">.</text:span><text:span text:style-name="T42">CONSUMPTION</text:span><text:span text:style-name="T17">_</text:span><text:span text:style-name="T42">PERCENT</text:span><text:bookmark-end text:name="__DdeLink__809_2612693528"/><text:span text:style-name="T17">}</text:span><text:span text:style-name="T15"> від попередньої вартості електричної енергії;</text:span></text:p>
                </table:table-cell>
              </table:table-row>
            </table:table>
            <text:p text:style-name="P15"><text:span text:style-name="T41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 </text:span><text:span text:style-name="T36">…</text:span></text:p>
          </table:table-cell>
        </table:table-row>
        <table:table-row table:style-name="main.3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7"><text:span text:style-name="T15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15"> р. (включно) і вважається автоматично продовженим на кожен наступний календарний рік, якщо </text:span></text:p>
            <text:p text:style-name="P16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4.94mm" fo:margin-bottom="4.94m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5mm" style:type="center"/>
          <style:tab-stop style:position="170.02m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5mm" style:type="center"/>
          <style:tab-stop style:position="17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0.11mm" fo:margin-left="2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7:12:00</meta:creation-date>
    <meta:initial-creator>Гураш Оксана</meta:initial-creator>
    <dc:language>pl-PL</dc:language>
    <dc:date>2023-12-12T19:33:01.119188461</dc:date>
    <meta:editing-cycles>68</meta:editing-cycles>
    <meta:editing-duration>P1DT3H38M59S</meta:editing-duration>
    <meta:generator>LibreOffice/7.3.7.2$Linux_X86_64 LibreOffice_project/30$Build-2</meta:generator>
    <meta:document-statistic meta:table-count="4" meta:image-count="0" meta:object-count="0" meta:page-count="1" meta:paragraph-count="35" meta:word-count="299" meta:character-count="2519" meta:non-whitespace-character-count="2200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